
<file path=META-INF/manifest.xml><?xml version="1.0" encoding="utf-8"?>
<manifest:manifest xmlns:manifest="urn:oasis:names:tc:opendocument:xmlns:manifest:1.0">
  <manifest:file-entry manifest:full-path="/" manifest:media-type="application/vnd.oasis.opendocument.spreadsheet"/>
  <manifest:file-entry manifest:full-path="content.xml" manifest:media-type="text/xml"/>
  <manifest:file-entry manifest:full-path="meta.xml" manifest:media-type="text/xml"/>
  <manifest:file-entry manifest:full-path="styles.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Century Gothic" svg:font-family="&quot;Century Gothic&quot;"/>
  </office:font-face-decls>
  <office:automatic-styles>
    <style:style style:name="ce1" style:family="table-cell" style:parent-style-name="Default" style:data-style-name="N0"/>
    <style:style style:name="ce2" style:family="table-cell" style:parent-style-name="Date" style:data-style-name="N19">
      <style:table-cell-properties style:vertical-align="middle" style:repeat-content="false"/>
      <style:paragraph-properties fo:text-align="start" fo:margin-left="0cm"/>
      <style:text-properties fo:color="#25231F"/>
    </style:style>
    <style:style style:name="ce3" style:family="table-cell" style:parent-style-name="Default" style:data-style-name="N0">
      <style:table-cell-properties style:vertical-align="middle" style:repeat-content="false"/>
      <style:paragraph-properties fo:text-align="end" fo:margin-right="0cm"/>
    </style:style>
    <style:style style:name="ce4" style:family="table-cell" style:parent-style-name="Input" style:data-style-name="N13">
      <style:table-cell-properties fo:border="thin solid #F8943F" style:vertical-align="middle" fo:background-color="transparent" style:repeat-content="false"/>
      <style:paragraph-properties fo:text-align="center"/>
      <style:text-properties fo:color="#964605" fo:font-size="12pt" style:font-size-asian="12pt" style:font-size-complex="12pt" fo:font-weight="bold" style:font-weight-asian="bold" style:font-weight-complex="bold"/>
    </style:style>
    <style:style style:name="ce5" style:family="table-cell" style:parent-style-name="Heading_32_2" style:data-style-name="N0">
      <style:table-cell-properties style:vertical-align="middle" fo:wrap-option="wrap" fo:background-color="transparent" style:repeat-content="false"/>
      <style:paragraph-properties fo:text-align="start" fo:margin-left="0.353cm"/>
      <style:text-properties fo:color="#171615" fo:font-weight="bold" style:font-weight-asian="bold" style:font-weight-complex="bold"/>
    </style:style>
    <style:style style:name="ce6" style:family="table-cell" style:parent-style-name="Title" style:data-style-name="N0">
      <style:table-cell-properties style:vertical-align="middle"/>
      <style:text-properties fo:color="#4C483D" fo:font-size="24pt" style:font-size-asian="24pt" style:font-size-complex="24pt"/>
    </style:style>
    <style:style style:name="ce7" style:family="table-cell" style:parent-style-name="Heading_32_2" style:data-style-name="N19">
      <style:table-cell-properties style:vertical-align="middle" fo:wrap-option="wrap" fo:background-color="transparent" style:repeat-content="false"/>
      <style:paragraph-properties fo:text-align="start" fo:margin-left="0.353cm"/>
      <style:text-properties fo:color="#171615" fo:font-weight="bold" style:font-weight-asian="bold" style:font-weight-complex="bold"/>
    </style:style>
    <style:style style:name="ce8" style:family="table-cell" style:parent-style-name="Heading_32_2" style:data-style-name="N3">
      <style:table-cell-properties style:vertical-align="middle" fo:wrap-option="wrap" fo:background-color="transparent" style:repeat-content="false"/>
      <style:paragraph-properties fo:text-align="start" fo:margin-left="0.353cm"/>
      <style:text-properties fo:color="#171615" fo:font-weight="bold" style:font-weight-asian="bold" style:font-weight-complex="bold"/>
    </style:style>
    <style:style style:name="ce9" style:family="table-cell" style:parent-style-name="Text" style:data-style-name="N0">
      <style:table-cell-properties style:vertical-align="middle" fo:wrap-option="wrap" style:repeat-content="false"/>
      <style:paragraph-properties fo:text-align="start" fo:margin-left="0.353cm"/>
      <style:text-properties fo:color="#171615"/>
    </style:style>
    <style:style style:name="ce10" style:family="table-cell" style:parent-style-name="Numbers" style:data-style-name="N3">
      <style:table-cell-properties style:vertical-align="middle" style:repeat-content="false"/>
      <style:paragraph-properties fo:text-align="end" fo:margin-right="1.059cm"/>
      <style:text-properties fo:color="#171615"/>
    </style:style>
    <style:style style:name="ce11" style:family="table-cell" style:parent-style-name="Heading_32_3" style:data-style-name="N36">
      <style:table-cell-properties style:vertical-align="middle" style:repeat-content="false"/>
      <style:paragraph-properties fo:text-align="start" fo:margin-left="0.353cm"/>
      <style:text-properties fo:color="#F8943F" fo:font-weight="bold" style:font-weight-asian="bold" style:font-weight-complex="bold"/>
    </style:style>
    <style:style style:name="ce12" style:family="table-cell" style:parent-style-name="Flag" style:data-style-name="N36">
      <style:table-cell-properties fo:border-top="none" fo:border-bottom="none" fo:border-left="thin solid #000000" fo:border-right="none" style:vertical-align="middle" fo:background-color="transparent" style:cell-protect="protected" style:repeat-content="false"/>
      <style:paragraph-properties fo:text-align="end" fo:margin-right="0cm"/>
      <style:text-properties fo:color="#FFFFFF"/>
    </style:style>
    <style:style style:name="ce13" style:family="table-cell" style:parent-style-name="Date" style:data-style-name="N19">
      <style:table-cell-properties style:vertical-align="middle" style:repeat-content="false"/>
      <style:paragraph-properties fo:text-align="end" fo:margin-right="1.059cm"/>
      <style:text-properties fo:color="#171615"/>
    </style:style>
    <style:style style:name="ce14" style:family="table-cell" style:parent-style-name="Actual_32_Start" style:data-style-name="N19">
      <style:table-cell-properties fo:border-top="none" fo:border-bottom="none" fo:border-left="thick solid #FFFFFF" fo:border-right="none" style:vertical-align="middle" fo:background-color="transparent" style:cell-protect="protected" style:repeat-content="false"/>
      <style:paragraph-properties fo:text-align="end" fo:margin-right="1.059cm"/>
      <style:text-properties fo:color="#171615"/>
    </style:style>
    <style:style style:name="ce15" style:family="table-cell" style:parent-style-name="Grey_32_Column" style:data-style-name="N3">
      <style:table-cell-properties style:vertical-align="middle" fo:background-color="#E4E3E2" style:cell-protect="protected" style:repeat-content="false"/>
      <style:paragraph-properties fo:text-align="end" fo:margin-right="1.059cm"/>
      <style:text-properties fo:color="#171615"/>
    </style:style>
    <style:style style:name="ce16" style:family="table-cell" style:parent-style-name="Estimated_32_duration" style:data-style-name="N3">
      <style:table-cell-properties fo:border-top="none" fo:border-bottom="none" fo:border-left="none" fo:border-right="thick solid #FFFFFF" style:vertical-align="middle" fo:background-color="#E4E3E2" style:cell-protect="protected" style:repeat-content="false"/>
      <style:paragraph-properties fo:text-align="end" fo:margin-right="1.059cm"/>
      <style:text-properties fo:color="#171615"/>
    </style:style>
    <style:style style:name="ce17" style:family="table-cell" style:parent-style-name="Heading_32_2" style:data-style-name="N19">
      <style:table-cell-properties fo:border-top="none" fo:border-bottom="none" fo:border-left="thick solid #FFFFFF" fo:border-right="none" style:vertical-align="middle" fo:wrap-option="wrap" fo:background-color="transparent" style:repeat-content="false"/>
      <style:paragraph-properties fo:text-align="start" fo:margin-left="0.353cm"/>
      <style:text-properties fo:color="#171615" fo:font-weight="bold" style:font-weight-asian="bold" style:font-weight-complex="bold"/>
    </style:style>
    <style:style style:name="co1" style:family="table-column">
      <style:table-column-properties fo:break-before="auto" style:column-width="4.78895833333333cm"/>
    </style:style>
    <style:style style:name="co2" style:family="table-column">
      <style:table-column-properties fo:break-before="auto" style:column-width="3.30729166666667cm"/>
    </style:style>
    <style:style style:name="co3" style:family="table-column">
      <style:table-column-properties fo:break-before="auto" style:column-width="2.67229166666667cm"/>
    </style:style>
    <style:style style:name="co4" style:family="table-column">
      <style:table-column-properties fo:break-before="auto" style:column-width="0.608541666666667cm"/>
    </style:style>
    <style:style style:name="co5" style:family="table-column">
      <style:table-column-properties fo:break-before="auto" style:column-width="5.42395833333333cm"/>
    </style:style>
    <style:style style:name="co6" style:family="table-column">
      <style:table-column-properties fo:break-before="auto" style:column-width="0.555625cm"/>
    </style:style>
    <style:style style:name="co7" style:family="table-column">
      <style:table-column-properties fo:break-before="auto" style:column-width="1.905cm"/>
    </style:style>
    <style:style style:name="ro1" style:family="table-row">
      <style:table-row-properties style:row-height="65.1pt" style:use-optimal-row-height="false" fo:break-before="auto"/>
    </style:style>
    <style:style style:name="ro2" style:family="table-row">
      <style:table-row-properties style:row-height="20.25pt" style:use-optimal-row-height="false" fo:break-before="auto"/>
    </style:style>
    <style:style style:name="ro3" style:family="table-row">
      <style:table-row-properties style:row-height="54.95pt" style:use-optimal-row-height="false" fo:break-before="auto"/>
    </style:style>
    <style:style style:name="ro4" style:family="table-row">
      <style:table-row-properties style:row-height="30pt" style:use-optimal-row-height="false" fo:break-before="auto"/>
    </style:style>
    <style:style style:name="ro5" style:family="table-row">
      <style:table-row-properties style:row-height="50.1pt" style:use-optimal-row-height="false" fo:break-before="auto"/>
    </style:style>
    <style:style style:name="ta1" style:family="table" style:master-page-name="mp1">
      <style:table-properties table:display="true" table:tab-color="#F8943F" style:writing-mode="lr-tb"/>
    </style:style>
    <style:style style:name="ta2" style:family="table" style:master-page-name="mp2">
      <style:table-properties table:display="true" table:tab-color="#4C483D" style:writing-mode="lr-tb"/>
    </style:style>
    <style:style style:name="ce18" style:family="table-cell" style:parent-style-name="Numbers" style:data-style-name="N3">
      <style:table-cell-properties style:vertical-align="middle" style:repeat-content="false"/>
      <style:paragraph-properties fo:text-align="end" fo:margin-right="1.059cm"/>
      <style:text-properties fo:color="#171615"/>
      <style:map style:condition="of:is-true-formula((ABS(([.K5]-[.F5]))/[.F5])&gt;$$FlagPercent)" style:apply-style-name="cf1" style:base-cell-address="Project_Tracker.K5"/>
    </style:style>
    <style:style style:name="ce19" style:family="table-cell" style:parent-style-name="Grey_32_Column" style:data-style-name="N3">
      <style:table-cell-properties style:vertical-align="middle" fo:background-color="#E4E3E2" style:cell-protect="protected" style:repeat-content="false"/>
      <style:paragraph-properties fo:text-align="end" fo:margin-right="1.059cm"/>
      <style:text-properties fo:color="#171615"/>
      <style:map style:condition="of:is-true-formula((ABS(([.M5]-[.G5]))/[.G5])&gt;$$FlagPercent)" style:apply-style-name="cf1" style:base-cell-address="Project_Tracker.M5"/>
    </style:style>
  </office:automatic-styles>
  <office:body>
    <office:spreadsheet>
      <table:calculation-settings table:case-sensitive="false" table:search-criteria-must-apply-to-whole-cell="true" table:use-wildcards="true" table:use-regular-expressions="false" table:automatic-find-labels="false"/>
      <table:content-validations>
        <table:content-validation table:name="val1">
          <table:help-message table:display="true">
            <text:p>Customizable over/under percent used for highlighting the actual work in hours and days in the project table that are over or under this number</text:p>
          </table:help-message>
          <table:error-message table:display="true"/>
        </table:content-validation>
        <table:content-validation table:name="val2" table:condition="of:cell-content-is-in-list($$CategoryList)" table:base-cell-address="Project_Tracker.B5">
          <table:help-message table:display="true"/>
          <table:error-message table:display="true">
            <text:p>Select a category from the list or create a new category to display in this list from the Setup worksheet.</text:p>
          </table:error-message>
        </table:content-validation>
        <table:content-validation table:name="val3" table:condition="of:cell-content-is-in-list($$EmployeeList)" table:base-cell-address="Project_Tracker.C5">
          <table:help-message table:display="true"/>
          <table:error-message table:display="true">
            <text:p>Select an employee from the list or create a new employee to display in this list from the Setup worksheet.</text:p>
          </table:error-message>
        </table:content-validation>
        <table:content-validation table:name="val4">
          <table:help-message table:display="true">
            <text:p>Enter project names in this column</text:p>
          </table:help-message>
          <table:error-message table:display="true"/>
        </table:content-validation>
        <table:content-validation table:name="val5">
          <table:help-message table:display="true">
            <text:p>Select Category name from the dropdown list in each cell in this column. Options in this list are defined in the Setup worksheet. Press ALT+DOWN ARROW to navigate the list, then ENTER to make a selection</text:p>
          </table:help-message>
          <table:error-message table:display="true"/>
        </table:content-validation>
        <table:content-validation table:name="val6">
          <table:help-message table:display="true">
            <text:p>Select the Employee name from the dropdown list in each cell in this column. Options are defined in the Setup worksheet. Press ALT+DOWN ARROW to navigate the list, then ENTER to make a selection</text:p>
          </table:help-message>
          <table:error-message table:display="true"/>
        </table:content-validation>
        <table:content-validation table:name="val7">
          <table:help-message table:display="true">
            <text:p>Enter the estimated project start date in this column</text:p>
          </table:help-message>
          <table:error-message table:display="true"/>
        </table:content-validation>
        <table:content-validation table:name="val8">
          <table:help-message table:display="true">
            <text:p>Enter the estimated project finish date in this column</text:p>
          </table:help-message>
          <table:error-message table:display="true"/>
        </table:content-validation>
        <table:content-validation table:name="val9">
          <table:help-message table:display="true">
            <text:p>Enter estimated project work in hours</text:p>
          </table:help-message>
          <table:error-message table:display="true"/>
        </table:content-validation>
        <table:content-validation table:name="val10">
          <table:help-message table:display="true">
            <text:p>Enter estimated duration of the project in days in this column</text:p>
          </table:help-message>
          <table:error-message table:display="true"/>
        </table:content-validation>
        <table:content-validation table:name="val11">
          <table:help-message table:display="true">
            <text:p>Enter the actual project start date in this column</text:p>
          </table:help-message>
          <table:error-message table:display="true"/>
        </table:content-validation>
        <table:content-validation table:name="val12">
          <table:help-message table:display="true">
            <text:p>Enter the actual project finish date in this column</text:p>
          </table:help-message>
          <table:error-message table:display="true"/>
        </table:content-validation>
        <table:content-validation table:name="val13">
          <table:help-message table:display="true">
            <text:p>Project Tracker table heading Flag icon for Over/Under Actual Work (in hours). Values in column L that meet the Over/Under criteria generate a flag icon in each cell in this column. Blank cells indicate the values do not meet the Over/Under criteria</text:p>
          </table:help-message>
          <table:error-message table:display="true"/>
        </table:content-validation>
        <table:content-validation table:name="val14">
          <table:help-message table:display="true">
            <text:p>Project Tracker table heading Flag icon for Over/Under Actual Duration (in days Values in column N that meet the Over/Under criteria generate a flag icon in each cell in this column. Blank cells indicate the values do not meet the Over/Under criteria</text:p>
          </table:help-message>
          <table:error-message table:display="true"/>
        </table:content-validation>
        <table:content-validation table:name="val15">
          <table:help-message table:display="true">
            <text:p>Enter the actual project work in hours. Values that meet the Over/Under criteria are highlighted bold, red and generate a flag icon in column K at left</text:p>
          </table:help-message>
          <table:error-message table:display="true"/>
        </table:content-validation>
        <table:content-validation table:name="val16">
          <table:help-message table:display="true">
            <text:p>Enter the actual project duration in days. Values that meet the Over/Under criteria are highlighted bold, red and generate a flag icon in column M at left</text:p>
          </table:help-message>
          <table:error-message table:display="true"/>
        </table:content-validation>
        <table:content-validation table:name="val17">
          <table:help-message table:display="true">
            <text:p>Enter notes for projects in this column</text:p>
          </table:help-message>
          <table:error-message table:display="true"/>
        </table:content-validation>
        <table:content-validation table:name="val18">
          <table:help-message table:display="true">
            <text:p>Enter projects in this project tracker worksheet. Set the percent over/under to flag in C2. Actual work in hours and actual duration in days will highlight over/under values with bold, red font styling and a flag icon in columns J and L<text:s/></text:p>
          </table:help-message>
          <table:error-message table:display="true"/>
        </table:content-validation>
        <table:content-validation table:name="val19">
          <table:help-message table:display="true">
            <text:p>Enter employee names in this column that will be used as options in the Assigned To dropdown list in the Project Tracker worksheet</text:p>
          </table:help-message>
          <table:error-message table:display="true"/>
        </table:content-validation>
        <table:content-validation table:name="val20">
          <table:help-message table:display="true">
            <text:p>Enter project categories in this column that will be used as options in the Category dropdown list in the Project Tracker worksheet</text:p>
          </table:help-message>
          <table:error-message table:display="true"/>
        </table:content-validation>
        <table:content-validation table:name="val21">
          <table:help-message table:display="true">
            <text:p>The setup worksheet contains a customizable list of project categories and employee names. These lists are used as dropdown lists in the project tracker worksheet. The lists do not need the same number of items between them<text:s/></text:p>
          </table:help-message>
          <table:error-message table:display="true"/>
        </table:content-validation>
      </table:content-validations>
      <table:table table:name="Project_Tracker" table:style-name="ta1">
        <table:table-column table:style-name="co1" table:number-columns-repeated="3" table:default-cell-style-name="ce1"/>
        <table:table-column table:style-name="co2" table:number-columns-repeated="2" table:default-cell-style-name="ce2"/>
        <table:table-column table:style-name="co3" table:number-columns-repeated="2" table:default-cell-style-name="ce1"/>
        <table:table-column table:style-name="co2" table:number-columns-repeated="2" table:default-cell-style-name="ce2"/>
        <table:table-column table:style-name="co4" table:default-cell-style-name="ce2"/>
        <table:table-column table:style-name="co3" table:default-cell-style-name="ce1"/>
        <table:table-column table:style-name="co4" table:default-cell-style-name="ce1"/>
        <table:table-column table:style-name="co3" table:default-cell-style-name="ce1"/>
        <table:table-column table:style-name="co5" table:default-cell-style-name="ce1"/>
        <table:table-column table:style-name="co6" table:default-cell-style-name="ce1"/>
        <table:table-column table:style-name="co7" table:number-columns-repeated="16369" table:default-cell-style-name="ce1"/>
        <table:table-row table:style-name="ro1">
          <table:table-cell office:value-type="string" table:content-validation-name="val18" table:style-name="ce6">
            <text:p>Project Tracker</text:p>
          </table:table-cell>
          <table:table-cell table:number-columns-repeated="2" table:style-name="ce1"/>
          <table:table-cell table:number-columns-repeated="2" table:style-name="ce2"/>
          <table:table-cell table:number-columns-repeated="2" table:style-name="ce1"/>
          <table:table-cell table:number-columns-repeated="3" table:style-name="ce2"/>
          <table:table-cell table:number-columns-repeated="16374" table:style-name="ce1"/>
        </table:table-row>
        <table:table-row table:style-name="ro2">
          <table:table-cell table:style-name="ce6">
            <draw:frame draw:z-index="1" draw:id="id0" draw:style-name="a2" draw:name="Setup Button" svg:x="0.00051in" svg:y="0.00695in" svg:width="1in" svg:height="0.30347in">
              <draw:text-box>
                <text:p text:style-name="a1" text:class-names="" text:cond-style-name=""><text:span text:style-name="a0" text:class-names="">SETUP</text:span></text:p>
              </draw:text-box>
              <svg:title>Navigation Button - Setup</svg:title>
              <svg:desc>Setup navigation button. Click to view the Setup worksheet.</svg:desc>
            </draw:frame>
          </table:table-cell>
          <table:table-cell office:value-type="string" table:style-name="ce3">
            <text:p>Percent Over/Under to Flag</text:p>
          </table:table-cell>
          <table:table-cell office:value-type="percentage" office:value="0.25" table:content-validation-name="val1" table:style-name="ce4">
            <text:p>25%</text:p>
          </table:table-cell>
          <table:table-cell table:number-columns-repeated="2" table:style-name="ce2"/>
          <table:table-cell table:number-columns-repeated="2" table:style-name="ce1"/>
          <table:table-cell table:number-columns-repeated="3" table:style-name="ce2"/>
          <table:table-cell table:number-columns-repeated="16374" table:style-name="ce1"/>
        </table:table-row>
        <table:table-row table:style-name="ro2">
          <table:table-cell table:number-columns-repeated="3" table:style-name="ce1"/>
          <table:table-cell table:number-columns-repeated="2" table:style-name="ce2"/>
          <table:table-cell table:number-columns-repeated="2" table:style-name="ce1"/>
          <table:table-cell table:number-columns-repeated="3" table:style-name="ce2"/>
          <table:table-cell table:number-columns-repeated="16374" table:style-name="ce1"/>
        </table:table-row>
        <table:table-row table:style-name="ro3">
          <table:table-cell office:value-type="string" table:content-validation-name="val4" table:style-name="ce5">
            <text:p>Project</text:p>
          </table:table-cell>
          <table:table-cell office:value-type="string" table:content-validation-name="val5" table:style-name="ce5">
            <text:p>Category</text:p>
          </table:table-cell>
          <table:table-cell office:value-type="string" table:content-validation-name="val6" table:style-name="ce5">
            <text:p>Assigned To</text:p>
          </table:table-cell>
          <table:table-cell office:value-type="string" table:content-validation-name="val7" table:style-name="ce7">
            <text:p>Estimated</text:p>
            <text:p>Start</text:p>
          </table:table-cell>
          <table:table-cell office:value-type="string" table:content-validation-name="val8" table:style-name="ce7">
            <text:p>Estimated<text:s/></text:p>
            <text:p>Finish</text:p>
          </table:table-cell>
          <table:table-cell office:value-type="string" table:content-validation-name="val9" table:style-name="ce8">
            <text:p>Estimated Work (in hours)</text:p>
          </table:table-cell>
          <table:table-cell office:value-type="string" table:content-validation-name="val10" table:style-name="ce5">
            <text:p>Estimated Duration (in days)</text:p>
          </table:table-cell>
          <table:table-cell office:value-type="string" table:content-validation-name="val11" table:style-name="ce17">
            <text:p>Actual<text:s/></text:p>
            <text:p>Start</text:p>
          </table:table-cell>
          <table:table-cell office:value-type="string" table:content-validation-name="val12" table:style-name="ce7">
            <text:p>Actual</text:p>
            <text:p>Finish</text:p>
          </table:table-cell>
          <table:table-cell office:value-type="string" table:content-validation-name="val13" table:style-name="ce11">
            <text:p>Flag icon for Over/Under Actual Work (in hours)</text:p>
          </table:table-cell>
          <table:table-cell office:value-type="string" table:content-validation-name="val15" table:style-name="ce8">
            <text:p>Actual Work (in hours)</text:p>
          </table:table-cell>
          <table:table-cell office:value-type="string" table:content-validation-name="val14" table:style-name="ce11">
            <text:p>Flag icon for Over/Under Actual Duration (in days)</text:p>
          </table:table-cell>
          <table:table-cell office:value-type="string" table:content-validation-name="val16" table:style-name="ce8">
            <text:p>Actual Duration (in days)</text:p>
          </table:table-cell>
          <table:table-cell office:value-type="string" table:content-validation-name="val17" table:style-name="ce5">
            <text:p>Notes</text:p>
          </table:table-cell>
          <table:table-cell table:number-columns-repeated="16370"/>
        </table:table-row>
        <table:table-row table:style-name="ro4">
          <table:table-cell office:value-type="string" table:style-name="ce9">
            <text:p>Project 1</text:p>
          </table:table-cell>
          <table:table-cell office:value-type="string" table:content-validation-name="val2" table:style-name="ce9">
            <text:p>Category 1</text:p>
          </table:table-cell>
          <table:table-cell office:value-type="string" table:content-validation-name="val3" table:style-name="ce9">
            <text:p>Employee 1</text:p>
          </table:table-cell>
          <table:table-cell office:value-type="date" office:date-value="2022-09-23T00:00:00" table:formula="of:=TODAY()-65" table:style-name="ce13">
            <text:p>9/23/2022</text:p>
          </table:table-cell>
          <table:table-cell office:value-type="date" office:date-value="2022-11-22T00:00:00" table:formula="of:=TODAY()-5" table:style-name="ce13">
            <text:p>11/22/2022</text:p>
          </table:table-cell>
          <table:table-cell office:value-type="float" office:value="210" table:style-name="ce10">
            <text:p>210</text:p>
          </table:table-cell>
          <table:table-cell office:value-type="float" office:value="59" table:formula="of:=IF(COUNTA([Project_Tracker.$D5];[Project_Tracker.$E5])&lt;&gt;2;&quot;&quot;;DAYS360([Project_Tracker.$D5];[Project_Tracker.$E5];FALSE))" table:style-name="ce16">
            <text:p>59</text:p>
          </table:table-cell>
          <table:table-cell office:value-type="date" office:date-value="2022-09-23T00:00:00" table:formula="of:=TODAY()-65" table:style-name="ce14">
            <text:p>9/23/2022</text:p>
          </table:table-cell>
          <table:table-cell office:value-type="date" office:date-value="2022-11-27T00:00:00" table:formula="of:=TODAY()" table:style-name="ce13">
            <text:p>11/27/2022</text:p>
          </table:table-cell>
          <table:table-cell office:value-type="float" office:value="1" table:formula="of:=IFERROR(IF([Project_Tracker.$K5]=0;&quot;&quot;;IF(ABS(([Project_Tracker.$K5]-[Project_Tracker.$F5])/[Project_Tracker.$F5])&gt;$$FlagPercent;1;0));&quot;&quot;)" table:style-name="ce12">
            <text:p>Over/Under flag</text:p>
          </table:table-cell>
          <table:table-cell office:value-type="float" office:value="300" table:style-name="ce18">
            <text:p>300</text:p>
          </table:table-cell>
          <table:table-cell office:value-type="float" office:value="0" table:formula="of:=IFERROR(IF([Project_Tracker.$M5]=0;&quot;&quot;;IF(ABS(([Project_Tracker.$M5]-[Project_Tracker.$G5])/[Project_Tracker.$G5])&gt;$$FlagPercent;1;0));&quot;&quot;)" table:style-name="ce12"/>
          <table:table-cell office:value-type="float" office:value="64" table:formula="of:=IF(COUNTA([Project_Tracker.$H5];[Project_Tracker.$I5])&lt;&gt;2;&quot;&quot;;DAYS360([Project_Tracker.$H5];[Project_Tracker.$I5];FALSE))" table:style-name="ce19">
            <text:p>64</text:p>
          </table:table-cell>
          <table:table-cell table:style-name="ce9"/>
          <table:table-cell table:number-columns-repeated="16370"/>
        </table:table-row>
        <table:table-row table:style-name="ro4">
          <table:table-cell office:value-type="string" table:style-name="ce9">
            <text:p>Project 2</text:p>
          </table:table-cell>
          <table:table-cell office:value-type="string" table:content-validation-name="val2" table:style-name="ce9">
            <text:p>Category 2</text:p>
          </table:table-cell>
          <table:table-cell office:value-type="string" table:content-validation-name="val3" table:style-name="ce9">
            <text:p>Employee 4</text:p>
          </table:table-cell>
          <table:table-cell office:value-type="date" office:date-value="2022-10-17T00:00:00" table:formula="of:=TODAY()-41" table:style-name="ce13">
            <text:p>10/17/2022</text:p>
          </table:table-cell>
          <table:table-cell office:value-type="date" office:date-value="2022-11-17T00:00:00" table:formula="of:=TODAY()-10" table:style-name="ce13">
            <text:p>11/17/2022</text:p>
          </table:table-cell>
          <table:table-cell office:value-type="float" office:value="400" table:style-name="ce10">
            <text:p>400</text:p>
          </table:table-cell>
          <table:table-cell office:value-type="float" office:value="30" table:formula="of:=IF(COUNTA([Project_Tracker.$D6];[Project_Tracker.$E6])&lt;&gt;2;&quot;&quot;;DAYS360([Project_Tracker.$D6];[Project_Tracker.$E6];FALSE))" table:style-name="ce16">
            <text:p>30</text:p>
          </table:table-cell>
          <table:table-cell office:value-type="date" office:date-value="2022-10-17T00:00:00" table:formula="of:=TODAY()-41" table:style-name="ce14">
            <text:p>10/17/2022</text:p>
          </table:table-cell>
          <table:table-cell office:value-type="date" office:date-value="2022-11-20T00:00:00" table:formula="of:=TODAY()-7" table:style-name="ce13">
            <text:p>11/20/2022</text:p>
          </table:table-cell>
          <table:table-cell office:value-type="float" office:value="0" table:formula="of:=IFERROR(IF([Project_Tracker.$K6]=0;&quot;&quot;;IF(ABS(([Project_Tracker.$K6]-[Project_Tracker.$F6])/[Project_Tracker.$F6])&gt;$$FlagPercent;1;0));&quot;&quot;)" table:style-name="ce12"/>
          <table:table-cell office:value-type="float" office:value="390" table:style-name="ce18">
            <text:p>390</text:p>
          </table:table-cell>
          <table:table-cell office:value-type="float" office:value="0" table:formula="of:=IFERROR(IF([Project_Tracker.$M6]=0;&quot;&quot;;IF(ABS(([Project_Tracker.$M6]-[Project_Tracker.$G6])/[Project_Tracker.$G6])&gt;$$FlagPercent;1;0));&quot;&quot;)" table:style-name="ce12"/>
          <table:table-cell office:value-type="float" office:value="33" table:formula="of:=IF(COUNTA([Project_Tracker.$H6];[Project_Tracker.$I6])&lt;&gt;2;&quot;&quot;;DAYS360([Project_Tracker.$H6];[Project_Tracker.$I6];FALSE))" table:style-name="ce19">
            <text:p>33</text:p>
          </table:table-cell>
          <table:table-cell table:style-name="ce9"/>
          <table:table-cell table:number-columns-repeated="16370"/>
        </table:table-row>
        <table:table-row table:style-name="ro4">
          <table:table-cell office:value-type="string" table:style-name="ce9">
            <text:p>Project 3</text:p>
          </table:table-cell>
          <table:table-cell office:value-type="string" table:content-validation-name="val2" table:style-name="ce9">
            <text:p>Category 1</text:p>
          </table:table-cell>
          <table:table-cell office:value-type="string" table:content-validation-name="val3" table:style-name="ce9">
            <text:p>Employee 2</text:p>
          </table:table-cell>
          <table:table-cell office:value-type="date" office:date-value="2022-08-19T00:00:00" table:formula="of:=TODAY()-100" table:style-name="ce13">
            <text:p>8/19/2022</text:p>
          </table:table-cell>
          <table:table-cell office:value-type="date" office:date-value="2022-10-18T00:00:00" table:formula="of:=TODAY()-40" table:style-name="ce13">
            <text:p>10/18/2022</text:p>
          </table:table-cell>
          <table:table-cell office:value-type="float" office:value="500" table:style-name="ce10">
            <text:p>500</text:p>
          </table:table-cell>
          <table:table-cell office:value-type="float" office:value="59" table:formula="of:=IF(COUNTA([Project_Tracker.$D7];[Project_Tracker.$E7])&lt;&gt;2;&quot;&quot;;DAYS360([Project_Tracker.$D7];[Project_Tracker.$E7];FALSE))" table:style-name="ce16">
            <text:p>59</text:p>
          </table:table-cell>
          <table:table-cell office:value-type="date" office:date-value="2022-08-19T00:00:00" table:formula="of:=TODAY()-100" table:style-name="ce14">
            <text:p>8/19/2022</text:p>
          </table:table-cell>
          <table:table-cell office:value-type="date" office:date-value="2022-10-31T00:00:00" table:formula="of:=TODAY()-27" table:style-name="ce13">
            <text:p>10/31/2022</text:p>
          </table:table-cell>
          <table:table-cell office:value-type="float" office:value="0" table:formula="of:=IFERROR(IF([Project_Tracker.$K7]=0;&quot;&quot;;IF(ABS(([Project_Tracker.$K7]-[Project_Tracker.$F7])/[Project_Tracker.$F7])&gt;$$FlagPercent;1;0));&quot;&quot;)" table:style-name="ce12"/>
          <table:table-cell office:value-type="float" office:value="500" table:style-name="ce18">
            <text:p>500</text:p>
          </table:table-cell>
          <table:table-cell office:value-type="float" office:value="0" table:formula="of:=IFERROR(IF([Project_Tracker.$M7]=0;&quot;&quot;;IF(ABS(([Project_Tracker.$M7]-[Project_Tracker.$G7])/[Project_Tracker.$G7])&gt;$$FlagPercent;1;0));&quot;&quot;)" table:style-name="ce12"/>
          <table:table-cell office:value-type="float" office:value="72" table:formula="of:=IF(COUNTA([Project_Tracker.$H7];[Project_Tracker.$I7])&lt;&gt;2;&quot;&quot;;DAYS360([Project_Tracker.$H7];[Project_Tracker.$I7];FALSE))" table:style-name="ce19">
            <text:p>72</text:p>
          </table:table-cell>
          <table:table-cell table:style-name="ce9"/>
          <table:table-cell table:number-columns-repeated="16370"/>
        </table:table-row>
        <table:table-row table:style-name="ro4">
          <table:table-cell office:value-type="string" table:style-name="ce9">
            <text:p>Project 4</text:p>
          </table:table-cell>
          <table:table-cell office:value-type="string" table:content-validation-name="val2" table:style-name="ce9">
            <text:p>Category 2</text:p>
          </table:table-cell>
          <table:table-cell office:value-type="string" table:content-validation-name="val3" table:style-name="ce9">
            <text:p>Employee 3</text:p>
          </table:table-cell>
          <table:table-cell office:value-type="date" office:date-value="2022-08-29T00:00:00" table:formula="of:=TODAY()-90" table:style-name="ce13">
            <text:p>8/29/2022</text:p>
          </table:table-cell>
          <table:table-cell office:value-type="date" office:date-value="2022-09-08T00:00:00" table:formula="of:=TODAY()-80" table:style-name="ce13">
            <text:p>9/8/2022</text:p>
          </table:table-cell>
          <table:table-cell office:value-type="float" office:value="250" table:style-name="ce10">
            <text:p>250</text:p>
          </table:table-cell>
          <table:table-cell office:value-type="float" office:value="9" table:formula="of:=IF(COUNTA([Project_Tracker.$D8];[Project_Tracker.$E8])&lt;&gt;2;&quot;&quot;;DAYS360([Project_Tracker.$D8];[Project_Tracker.$E8];FALSE))" table:style-name="ce16">
            <text:p>9</text:p>
          </table:table-cell>
          <table:table-cell office:value-type="date" office:date-value="2022-08-29T00:00:00" table:formula="of:=TODAY()-90" table:style-name="ce14">
            <text:p>8/29/2022</text:p>
          </table:table-cell>
          <table:table-cell office:value-type="date" office:date-value="2022-09-17T00:00:00" table:formula="of:=TODAY()-71" table:style-name="ce13">
            <text:p>9/17/2022</text:p>
          </table:table-cell>
          <table:table-cell office:value-type="float" office:value="0" table:formula="of:=IFERROR(IF([Project_Tracker.$K8]=0;&quot;&quot;;IF(ABS(([Project_Tracker.$K8]-[Project_Tracker.$F8])/[Project_Tracker.$F8])&gt;$$FlagPercent;1;0));&quot;&quot;)" table:style-name="ce12"/>
          <table:table-cell office:value-type="float" office:value="276" table:style-name="ce18">
            <text:p>276</text:p>
          </table:table-cell>
          <table:table-cell office:value-type="float" office:value="1" table:formula="of:=IFERROR(IF([Project_Tracker.$M8]=0;&quot;&quot;;IF(ABS(([Project_Tracker.$M8]-[Project_Tracker.$G8])/[Project_Tracker.$G8])&gt;$$FlagPercent;1;0));&quot;&quot;)" table:style-name="ce12">
            <text:p>Over/Under flag</text:p>
          </table:table-cell>
          <table:table-cell office:value-type="float" office:value="18" table:formula="of:=IF(COUNTA([Project_Tracker.$H8];[Project_Tracker.$I8])&lt;&gt;2;&quot;&quot;;DAYS360([Project_Tracker.$H8];[Project_Tracker.$I8];FALSE))" table:style-name="ce19">
            <text:p>18</text:p>
          </table:table-cell>
          <table:table-cell table:style-name="ce9"/>
          <table:table-cell table:number-columns-repeated="16370"/>
        </table:table-row>
        <table:table-row table:style-name="ro4">
          <table:table-cell office:value-type="string" table:style-name="ce9">
            <text:p>Project 5</text:p>
          </table:table-cell>
          <table:table-cell office:value-type="string" table:content-validation-name="val2" table:style-name="ce9">
            <text:p>Category 3</text:p>
          </table:table-cell>
          <table:table-cell office:value-type="string" table:content-validation-name="val3" table:style-name="ce9">
            <text:p>Employee 2</text:p>
          </table:table-cell>
          <table:table-cell office:value-type="date" office:date-value="2022-08-29T00:00:00" table:formula="of:=TODAY()-90" table:style-name="ce13">
            <text:p>8/29/2022</text:p>
          </table:table-cell>
          <table:table-cell office:value-type="date" office:date-value="2022-10-08T00:00:00" table:formula="of:=TODAY()-50" table:style-name="ce13">
            <text:p>10/8/2022</text:p>
          </table:table-cell>
          <table:table-cell office:value-type="float" office:value="300" table:style-name="ce10">
            <text:p>300</text:p>
          </table:table-cell>
          <table:table-cell office:value-type="float" office:value="39" table:formula="of:=IF(COUNTA([Project_Tracker.$D9];[Project_Tracker.$E9])&lt;&gt;2;&quot;&quot;;DAYS360([Project_Tracker.$D9];[Project_Tracker.$E9];FALSE))" table:style-name="ce16">
            <text:p>39</text:p>
          </table:table-cell>
          <table:table-cell office:value-type="date" office:date-value="2022-08-29T00:00:00" table:formula="of:=TODAY()-90" table:style-name="ce14">
            <text:p>8/29/2022</text:p>
          </table:table-cell>
          <table:table-cell office:value-type="date" office:date-value="2022-10-14T00:00:00" table:formula="of:=TODAY()-44" table:style-name="ce13">
            <text:p>10/14/2022</text:p>
          </table:table-cell>
          <table:table-cell office:value-type="float" office:value="0" table:formula="of:=IFERROR(IF([Project_Tracker.$K9]=0;&quot;&quot;;IF(ABS(([Project_Tracker.$K9]-[Project_Tracker.$F9])/[Project_Tracker.$F9])&gt;$$FlagPercent;1;0));&quot;&quot;)" table:style-name="ce12"/>
          <table:table-cell office:value-type="float" office:value="310" table:style-name="ce18">
            <text:p>310</text:p>
          </table:table-cell>
          <table:table-cell office:value-type="float" office:value="0" table:formula="of:=IFERROR(IF([Project_Tracker.$M9]=0;&quot;&quot;;IF(ABS(([Project_Tracker.$M9]-[Project_Tracker.$G9])/[Project_Tracker.$G9])&gt;$$FlagPercent;1;0));&quot;&quot;)" table:style-name="ce12"/>
          <table:table-cell office:value-type="float" office:value="45" table:formula="of:=IF(COUNTA([Project_Tracker.$H9];[Project_Tracker.$I9])&lt;&gt;2;&quot;&quot;;DAYS360([Project_Tracker.$H9];[Project_Tracker.$I9];FALSE))" table:style-name="ce19">
            <text:p>45</text:p>
          </table:table-cell>
          <table:table-cell table:style-name="ce9"/>
          <table:table-cell table:number-columns-repeated="16370"/>
        </table:table-row>
        <table:table-row table:style-name="ro4">
          <table:table-cell office:value-type="string" table:style-name="ce9">
            <text:p>Project 6</text:p>
          </table:table-cell>
          <table:table-cell office:value-type="string" table:content-validation-name="val2" table:style-name="ce9">
            <text:p>Category 4</text:p>
          </table:table-cell>
          <table:table-cell office:value-type="string" table:content-validation-name="val3" table:style-name="ce9">
            <text:p>Employee 4</text:p>
          </table:table-cell>
          <table:table-cell office:value-type="date" office:date-value="2022-09-28T00:00:00" table:formula="of:=TODAY()-60" table:style-name="ce13">
            <text:p>9/28/2022</text:p>
          </table:table-cell>
          <table:table-cell office:value-type="date" office:date-value="2022-10-08T00:00:00" table:formula="of:=TODAY()-50" table:style-name="ce13">
            <text:p>10/8/2022</text:p>
          </table:table-cell>
          <table:table-cell office:value-type="float" office:value="500" table:style-name="ce10">
            <text:p>500</text:p>
          </table:table-cell>
          <table:table-cell office:value-type="float" office:value="10" table:formula="of:=IF(COUNTA([Project_Tracker.$D10];[Project_Tracker.$E10])&lt;&gt;2;&quot;&quot;;DAYS360([Project_Tracker.$D10];[Project_Tracker.$E10];FALSE))" table:style-name="ce16">
            <text:p>10</text:p>
          </table:table-cell>
          <table:table-cell office:value-type="date" office:date-value="2022-09-28T00:00:00" table:formula="of:=TODAY()-60" table:style-name="ce14">
            <text:p>9/28/2022</text:p>
          </table:table-cell>
          <table:table-cell office:value-type="date" office:date-value="2022-10-13T00:00:00" table:formula="of:=TODAY()-45" table:style-name="ce13">
            <text:p>10/13/2022</text:p>
          </table:table-cell>
          <table:table-cell office:value-type="float" office:value="0" table:formula="of:=IFERROR(IF([Project_Tracker.$K10]=0;&quot;&quot;;IF(ABS(([Project_Tracker.$K10]-[Project_Tracker.$F10])/[Project_Tracker.$F10])&gt;$$FlagPercent;1;0));&quot;&quot;)" table:style-name="ce12"/>
          <table:table-cell office:value-type="float" office:value="510" table:style-name="ce18">
            <text:p>510</text:p>
          </table:table-cell>
          <table:table-cell office:value-type="float" office:value="1" table:formula="of:=IFERROR(IF([Project_Tracker.$M10]=0;&quot;&quot;;IF(ABS(([Project_Tracker.$M10]-[Project_Tracker.$G10])/[Project_Tracker.$G10])&gt;$$FlagPercent;1;0));&quot;&quot;)" table:style-name="ce12">
            <text:p>Over/Under flag</text:p>
          </table:table-cell>
          <table:table-cell office:value-type="float" office:value="15" table:formula="of:=IF(COUNTA([Project_Tracker.$H10];[Project_Tracker.$I10])&lt;&gt;2;&quot;&quot;;DAYS360([Project_Tracker.$H10];[Project_Tracker.$I10];FALSE))" table:style-name="ce19">
            <text:p>15</text:p>
          </table:table-cell>
          <table:table-cell table:style-name="ce9"/>
          <table:table-cell table:number-columns-repeated="16370"/>
        </table:table-row>
        <table:table-row table:style-name="ro4">
          <table:table-cell office:value-type="string" table:style-name="ce9">
            <text:p>Project 7</text:p>
          </table:table-cell>
          <table:table-cell office:value-type="string" table:content-validation-name="val2" table:style-name="ce9">
            <text:p>Category 5</text:p>
          </table:table-cell>
          <table:table-cell office:value-type="string" table:content-validation-name="val3" table:style-name="ce9">
            <text:p>Employee 1</text:p>
          </table:table-cell>
          <table:table-cell office:value-type="date" office:date-value="2022-10-14T00:00:00" table:formula="of:=TODAY()-44" table:style-name="ce13">
            <text:p>10/14/2022</text:p>
          </table:table-cell>
          <table:table-cell office:value-type="date" office:date-value="2022-11-07T00:00:00" table:formula="of:=TODAY()-20" table:style-name="ce13">
            <text:p>11/7/2022</text:p>
          </table:table-cell>
          <table:table-cell office:value-type="float" office:value="750" table:style-name="ce10">
            <text:p>750</text:p>
          </table:table-cell>
          <table:table-cell office:value-type="float" office:value="23" table:formula="of:=IF(COUNTA([Project_Tracker.$D11];[Project_Tracker.$E11])&lt;&gt;2;&quot;&quot;;DAYS360([Project_Tracker.$D11];[Project_Tracker.$E11];FALSE))" table:style-name="ce16">
            <text:p>23</text:p>
          </table:table-cell>
          <table:table-cell office:value-type="date" office:date-value="2022-10-14T00:00:00" table:formula="of:=TODAY()-44" table:style-name="ce14">
            <text:p>10/14/2022</text:p>
          </table:table-cell>
          <table:table-cell office:value-type="date" office:date-value="2022-11-12T00:00:00" table:formula="of:=TODAY()-15" table:style-name="ce13">
            <text:p>11/12/2022</text:p>
          </table:table-cell>
          <table:table-cell office:value-type="float" office:value="0" table:formula="of:=IFERROR(IF([Project_Tracker.$K11]=0;&quot;&quot;;IF(ABS(([Project_Tracker.$K11]-[Project_Tracker.$F11])/[Project_Tracker.$F11])&gt;$$FlagPercent;1;0));&quot;&quot;)" table:style-name="ce12"/>
          <table:table-cell office:value-type="float" office:value="790" table:style-name="ce18">
            <text:p>790</text:p>
          </table:table-cell>
          <table:table-cell office:value-type="float" office:value="0" table:formula="of:=IFERROR(IF([Project_Tracker.$M11]=0;&quot;&quot;;IF(ABS(([Project_Tracker.$M11]-[Project_Tracker.$G11])/[Project_Tracker.$G11])&gt;$$FlagPercent;1;0));&quot;&quot;)" table:style-name="ce12"/>
          <table:table-cell office:value-type="float" office:value="28" table:formula="of:=IF(COUNTA([Project_Tracker.$H11];[Project_Tracker.$I11])&lt;&gt;2;&quot;&quot;;DAYS360([Project_Tracker.$H11];[Project_Tracker.$I11];FALSE))" table:style-name="ce19">
            <text:p>28</text:p>
          </table:table-cell>
          <table:table-cell table:style-name="ce9"/>
          <table:table-cell table:number-columns-repeated="16370"/>
        </table:table-row>
        <table:table-row table:style-name="ro4">
          <table:table-cell office:value-type="string" table:style-name="ce9">
            <text:p>Project 8</text:p>
          </table:table-cell>
          <table:table-cell office:value-type="string" table:content-validation-name="val2" table:style-name="ce9">
            <text:p>Category 2</text:p>
          </table:table-cell>
          <table:table-cell office:value-type="string" table:content-validation-name="val3" table:style-name="ce9">
            <text:p>Employee 1</text:p>
          </table:table-cell>
          <table:table-cell office:value-type="date" office:date-value="2022-10-19T00:00:00" table:formula="of:=TODAY()-39" table:style-name="ce13">
            <text:p>10/19/2022</text:p>
          </table:table-cell>
          <table:table-cell office:value-type="date" office:date-value="2022-11-27T00:00:00" table:formula="of:=TODAY()" table:style-name="ce13">
            <text:p>11/27/2022</text:p>
          </table:table-cell>
          <table:table-cell office:value-type="float" office:value="450" table:style-name="ce10">
            <text:p>450</text:p>
          </table:table-cell>
          <table:table-cell office:value-type="float" office:value="38" table:formula="of:=IF(COUNTA([Project_Tracker.$D12];[Project_Tracker.$E12])&lt;&gt;2;&quot;&quot;;DAYS360([Project_Tracker.$D12];[Project_Tracker.$E12];FALSE))" table:style-name="ce16">
            <text:p>38</text:p>
          </table:table-cell>
          <table:table-cell office:value-type="date" office:date-value="2022-10-13T00:00:00" table:formula="of:=TODAY()-45" table:style-name="ce14">
            <text:p>10/13/2022</text:p>
          </table:table-cell>
          <table:table-cell office:value-type="date" office:date-value="2022-11-22T00:00:00" table:formula="of:=TODAY()-5" table:style-name="ce13">
            <text:p>11/22/2022</text:p>
          </table:table-cell>
          <table:table-cell office:value-type="float" office:value="0" table:formula="of:=IFERROR(IF([Project_Tracker.$K12]=0;&quot;&quot;;IF(ABS(([Project_Tracker.$K12]-[Project_Tracker.$F12])/[Project_Tracker.$F12])&gt;$$FlagPercent;1;0));&quot;&quot;)" table:style-name="ce12"/>
          <table:table-cell office:value-type="float" office:value="430" table:style-name="ce18">
            <text:p>430</text:p>
          </table:table-cell>
          <table:table-cell office:value-type="float" office:value="0" table:formula="of:=IFERROR(IF([Project_Tracker.$M12]=0;&quot;&quot;;IF(ABS(([Project_Tracker.$M12]-[Project_Tracker.$G12])/[Project_Tracker.$G12])&gt;$$FlagPercent;1;0));&quot;&quot;)" table:style-name="ce12"/>
          <table:table-cell office:value-type="float" office:value="39" table:formula="of:=IF(COUNTA([Project_Tracker.$H12];[Project_Tracker.$I12])&lt;&gt;2;&quot;&quot;;DAYS360([Project_Tracker.$H12];[Project_Tracker.$I12];FALSE))" table:style-name="ce19">
            <text:p>39</text:p>
          </table:table-cell>
          <table:table-cell table:style-name="ce9"/>
          <table:table-cell table:number-columns-repeated="16370"/>
        </table:table-row>
        <table:table-row table:style-name="ro4">
          <table:table-cell office:value-type="string" table:style-name="ce9">
            <text:p>Project 9</text:p>
          </table:table-cell>
          <table:table-cell office:value-type="string" table:content-validation-name="val2" table:style-name="ce9">
            <text:p>Category 4</text:p>
          </table:table-cell>
          <table:table-cell office:value-type="string" table:content-validation-name="val3" table:style-name="ce9">
            <text:p>Employee 1</text:p>
          </table:table-cell>
          <table:table-cell office:value-type="date" office:date-value="2016-02-05T00:00:00" table:style-name="ce13">
            <text:p>2/5/2016</text:p>
          </table:table-cell>
          <table:table-cell office:value-type="date" office:date-value="2016-06-09T00:00:00" table:style-name="ce13">
            <text:p>6/9/2016</text:p>
          </table:table-cell>
          <table:table-cell office:value-type="float" office:value="250" table:style-name="ce10">
            <text:p>250</text:p>
          </table:table-cell>
          <table:table-cell office:value-type="float" office:value="124" table:formula="of:=IF(COUNTA([Project_Tracker.$D13];[Project_Tracker.$E13])&lt;&gt;2;&quot;&quot;;DAYS360([Project_Tracker.$D13];[Project_Tracker.$E13];FALSE))" table:style-name="ce16">
            <text:p>124</text:p>
          </table:table-cell>
          <table:table-cell office:value-type="date" office:date-value="2016-03-05T00:00:00" table:style-name="ce14">
            <text:p>3/5/2016</text:p>
          </table:table-cell>
          <table:table-cell office:value-type="date" office:date-value="2016-05-05T00:00:00" table:style-name="ce13">
            <text:p>5/5/2016</text:p>
          </table:table-cell>
          <table:table-cell office:value-type="float" office:value="0" table:formula="of:=IFERROR(IF([Project_Tracker.$K13]=0;&quot;&quot;;IF(ABS(([Project_Tracker.$K13]-[Project_Tracker.$F13])/[Project_Tracker.$F13])&gt;$$FlagPercent;1;0));&quot;&quot;)" table:style-name="ce12"/>
          <table:table-cell office:value-type="float" office:value="200" table:style-name="ce18">
            <text:p>200</text:p>
          </table:table-cell>
          <table:table-cell office:value-type="float" office:value="1" table:formula="of:=IFERROR(IF([Project_Tracker.$M13]=0;&quot;&quot;;IF(ABS(([Project_Tracker.$M13]-[Project_Tracker.$G13])/[Project_Tracker.$G13])&gt;$$FlagPercent;1;0));&quot;&quot;)" table:style-name="ce12">
            <text:p>Over/Under flag</text:p>
          </table:table-cell>
          <table:table-cell office:value-type="float" office:value="60" table:formula="of:=IF(COUNTA([Project_Tracker.$H13];[Project_Tracker.$I13])&lt;&gt;2;&quot;&quot;;DAYS360([Project_Tracker.$H13];[Project_Tracker.$I13];FALSE))" table:style-name="ce19">
            <text:p>60</text:p>
          </table:table-cell>
          <table:table-cell table:style-name="ce9"/>
          <table:table-cell table:number-columns-repeated="16370"/>
        </table:table-row>
        <table:table-row table:number-rows-repeated="1048563" table:style-name="ro4">
          <table:table-cell table:number-columns-repeated="16384"/>
        </table:table-row>
        <table:named-expressions>
          <table:named-range table:name="Print_Titles" table:cell-range-address="Project_Tracker.$A$4:Project_Tracker.$XFD$4" table:base-cell-address="Project_Tracker.$A$1"/>
        </table:named-expressions>
      </table:table>
      <table:table table:name="Setup" table:style-name="ta2">
        <table:table-column table:style-name="co5" table:number-columns-repeated="2" table:default-cell-style-name="ce1"/>
        <table:table-column table:style-name="co6" table:default-cell-style-name="ce1"/>
        <table:table-column table:style-name="co7" table:number-columns-repeated="16381" table:default-cell-style-name="ce1"/>
        <table:table-row table:style-name="ro1">
          <table:table-cell office:value-type="string" table:content-validation-name="val21" table:style-name="ce6">
            <text:p>Setup</text:p>
          </table:table-cell>
          <table:table-cell table:number-columns-repeated="16383" table:style-name="ce1"/>
        </table:table-row>
        <table:table-row table:style-name="ro2">
          <table:table-cell table:style-name="ce1">
            <draw:frame draw:z-index="1" draw:id="id1" draw:style-name="a5" draw:name="Projects Button" svg:x="0in" svg:y="0.00695in" svg:width="0.99867in" svg:height="0.30208in">
              <draw:text-box>
                <text:p text:style-name="a4" text:class-names="" text:cond-style-name=""><text:span text:style-name="a3" text:class-names="">PROJECTS</text:span></text:p>
              </draw:text-box>
              <svg:title>Navigation Button - Projects</svg:title>
              <svg:desc>Projects navigation button. Click to view the Projects worksheet.</svg:desc>
            </draw:frame>
          </table:table-cell>
          <table:table-cell table:number-columns-repeated="16383" table:style-name="ce1"/>
        </table:table-row>
        <table:table-row table:style-name="ro2">
          <table:table-cell table:number-columns-repeated="16384" table:style-name="ce1"/>
        </table:table-row>
        <table:table-row table:style-name="ro5">
          <table:table-cell office:value-type="string" table:content-validation-name="val20" table:style-name="ce5">
            <text:p>Category Name</text:p>
          </table:table-cell>
          <table:table-cell office:value-type="string" table:content-validation-name="val19" table:style-name="ce5">
            <text:p>Employee Name</text:p>
          </table:table-cell>
          <table:table-cell table:number-columns-repeated="16382"/>
        </table:table-row>
        <table:table-row table:style-name="ro4">
          <table:table-cell office:value-type="string" table:style-name="ce9">
            <text:p>Category 1</text:p>
          </table:table-cell>
          <table:table-cell office:value-type="string" table:style-name="ce9">
            <text:p>Employee 1</text:p>
          </table:table-cell>
          <table:table-cell table:number-columns-repeated="16382"/>
        </table:table-row>
        <table:table-row table:style-name="ro4">
          <table:table-cell office:value-type="string" table:style-name="ce9">
            <text:p>Category 2</text:p>
          </table:table-cell>
          <table:table-cell office:value-type="string" table:style-name="ce9">
            <text:p>Employee 2</text:p>
          </table:table-cell>
          <table:table-cell table:number-columns-repeated="16382"/>
        </table:table-row>
        <table:table-row table:style-name="ro4">
          <table:table-cell office:value-type="string" table:style-name="ce9">
            <text:p>Category 3</text:p>
          </table:table-cell>
          <table:table-cell office:value-type="string" table:style-name="ce9">
            <text:p>Employee 3</text:p>
          </table:table-cell>
          <table:table-cell table:number-columns-repeated="16382"/>
        </table:table-row>
        <table:table-row table:style-name="ro4">
          <table:table-cell office:value-type="string" table:style-name="ce9">
            <text:p>Category 4</text:p>
          </table:table-cell>
          <table:table-cell office:value-type="string" table:style-name="ce9">
            <text:p>Employee 4</text:p>
          </table:table-cell>
          <table:table-cell table:number-columns-repeated="16382"/>
        </table:table-row>
        <table:table-row table:style-name="ro4">
          <table:table-cell office:value-type="string" table:style-name="ce9">
            <text:p>Category 5</text:p>
          </table:table-cell>
          <table:table-cell office:value-type="string" table:style-name="ce9">
            <text:p>Employee 5</text:p>
          </table:table-cell>
          <table:table-cell table:number-columns-repeated="16382"/>
        </table:table-row>
        <table:table-row table:style-name="ro4">
          <table:table-cell office:value-type="string" table:style-name="ce9">
            <text:p>Category 6</text:p>
          </table:table-cell>
          <table:table-cell office:value-type="string" table:style-name="ce9">
            <text:p>Employee 6</text:p>
          </table:table-cell>
          <table:table-cell table:number-columns-repeated="16382"/>
        </table:table-row>
        <table:table-row table:number-rows-repeated="1048566" table:style-name="ro4">
          <table:table-cell table:number-columns-repeated="16384"/>
        </table:table-row>
      </table:table>
      <table:named-expressions>
        <table:named-range table:name="CategoryList" table:cell-range-address="Setup.$A$5:Setup.$A$10" table:base-cell-address="Setup.$A$1"/>
        <table:named-range table:name="ColumnTitle1" table:cell-range-address="Project_Tracker.$A$4" table:base-cell-address="Project_Tracker.$A$1"/>
        <table:named-expression table:name="ColumnTitle2" table:expression="of:=[Setup.$A$4]" table:base-cell-address="Project_Tracker.$A$1"/>
        <table:named-range table:name="EmployeeList" table:cell-range-address="Setup.$B$5:Setup.$B$10" table:base-cell-address="Setup.$A$1"/>
        <table:named-range table:name="FlagPercent" table:cell-range-address="Project_Tracker.$C$2" table:base-cell-address="Project_Tracker.$A$1"/>
      </table:named-expressions>
      <table:database-ranges>
        <table:database-range table:target-range-address="Project_Tracker.A4:Project_Tracker.N13" table:name="ProjectTracker" table:display-filter-buttons="true"/>
        <table:database-range table:target-range-address="Setup.A4:Setup.B10" table:name="CategoryAndEmployeeTable" table:display-filter-buttons="true"/>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Century Gothic" svg:font-family="&quot;Century Gothic&quot;"/>
  </office:font-face-decls>
  <office:styles>
    <number:number-style style:name="N0">
      <number:number number:min-integer-digits="1"/>
    </number:number-style>
    <number:number-style style:name="N3">
      <number:number number:decimal-places="0" number:min-decimal-places="0" number:min-integer-digits="1" number:grouping="true"/>
    </number:number-style>
    <number:percentage-style style:name="N13">
      <number:number number:decimal-places="0" number:min-decimal-places="0" number:min-integer-digits="1"/>
      <number:text>%</number:text>
    </number:percentage-style>
    <number:date-style style:name="N19">
      <number:month/>
      <number:text>/</number:text>
      <number:day/>
      <number:text>/</number:text>
      <number:year number:style="long"/>
    </number:date-style>
    <number:text-style style:name="N36P0">
      <number:text>Over/Under flag</number:text>
    </number:text-style>
    <number:text-style style:name="N36P1"/>
    <number:text-style style:name="N36">
      <style:map style:condition="value()&gt;0" style:apply-style-name="N36P0"/>
      <style:map style:condition="value()&lt;0" style:apply-style-name="N36P1"/>
    </number:text-style>
    <style:style style:name="Actual_32_Start" style:display-name="Actual Start" style:family="table-cell" style:data-style-name="N19">
      <style:table-cell-properties fo:border-top="none" fo:border-bottom="none" fo:border-left="thick solid #FFFFFF" fo:border-right="none" style:vertical-align="middle" fo:background-color="transparent" style:repeat-content="false"/>
      <style:paragraph-properties fo:text-align="end" fo:margin-right="1.059cm"/>
      <style:text-properties fo:color="#171615"/>
    </style:style>
    <style:style style:name="Date" style:family="table-cell" style:data-style-name="N19">
      <style:table-cell-properties style:vertical-align="middle" style:repeat-content="false"/>
      <style:paragraph-properties fo:text-align="end" fo:margin-right="1.059cm"/>
      <style:text-properties fo:color="#171615"/>
    </style:style>
    <style:style style:name="Estimated_32_duration" style:display-name="Estimated duration" style:family="table-cell" style:data-style-name="N3">
      <style:table-cell-properties fo:border-top="none" fo:border-bottom="none" fo:border-left="none" fo:border-right="thick solid #FFFFFF" style:vertical-align="middle" fo:background-color="#E4E3E2" style:repeat-content="false"/>
      <style:paragraph-properties fo:text-align="end" fo:margin-right="1.059cm"/>
      <style:text-properties fo:color="#171615"/>
    </style:style>
    <style:style style:name="Flag" style:family="table-cell" style:data-style-name="N36">
      <style:table-cell-properties fo:border-top="none" fo:border-bottom="none" fo:border-left="thin solid #000000" fo:border-right="none" style:vertical-align="middle" fo:background-color="transparent" style:repeat-content="false"/>
      <style:paragraph-properties fo:text-align="end" fo:margin-right="0cm"/>
      <style:text-properties fo:color="#FFFFFF"/>
    </style:style>
    <style:style style:name="Grey_32_Column" style:display-name="Grey Column" style:family="table-cell" style:data-style-name="N3">
      <style:table-cell-properties style:vertical-align="middle" fo:background-color="#E4E3E2" style:repeat-content="false"/>
      <style:paragraph-properties fo:text-align="end" fo:margin-right="1.059cm"/>
      <style:text-properties fo:color="#171615"/>
    </style:style>
    <style:style style:name="Heading_32_1" style:display-name="Heading 1" style:family="table-cell" style:data-style-name="N0">
      <style:table-cell-properties style:vertical-align="middle" style:repeat-content="false"/>
      <style:paragraph-properties fo:text-align="start" fo:margin-left="0.353cm"/>
      <style:text-properties fo:color="#4C483D" fo:font-size="24pt" style:font-size-asian="24pt" style:font-size-complex="24pt"/>
    </style:style>
    <style:style style:name="Heading_32_2" style:display-name="Heading 2" style:family="table-cell" style:data-style-name="N0">
      <style:table-cell-properties style:vertical-align="middle" fo:wrap-option="wrap" fo:background-color="transparent" style:repeat-content="false"/>
      <style:paragraph-properties fo:text-align="start" fo:margin-left="0.353cm"/>
      <style:text-properties fo:color="#171615" fo:font-weight="bold" style:font-weight-asian="bold" style:font-weight-complex="bold"/>
    </style:style>
    <style:style style:name="Heading_32_3" style:display-name="Heading 3" style:family="table-cell" style:data-style-name="N36">
      <style:table-cell-properties style:vertical-align="middle" style:repeat-content="false"/>
      <style:paragraph-properties fo:text-align="start" fo:margin-left="0.353cm"/>
      <style:text-properties fo:color="#F8943F" fo:font-weight="bold" style:font-weight-asian="bold" style:font-weight-complex="bold"/>
    </style:style>
    <style:style style:name="Heading_32_4" style:display-name="Heading 4" style:family="table-cell" style:data-style-name="N0">
      <style:table-cell-properties fo:border-top="none" fo:border-bottom="none" fo:border-left="thick solid #FFFFFF" fo:border-right="none" style:vertical-align="middle" fo:wrap-option="wrap" style:repeat-content="false"/>
      <style:paragraph-properties fo:text-align="start" fo:margin-left="0.706cm"/>
      <style:text-properties fo:color="#171615" fo:font-weight="bold" style:font-weight-asian="bold" style:font-weight-complex="bold"/>
    </style:style>
    <style:style style:name="Input" style:family="table-cell" style:data-style-name="N13">
      <style:table-cell-properties fo:border="thin solid #F8943F" style:vertical-align="middle" fo:background-color="transparent" style:repeat-content="false"/>
      <style:paragraph-properties fo:text-align="center"/>
      <style:text-properties fo:color="#964605" fo:font-size="12pt" style:font-size-asian="12pt" style:font-size-complex="12pt" fo:font-weight="bold" style:font-weight-asian="bold" style:font-weight-complex="bold"/>
    </style:style>
    <style:style style:name="Default" style:family="table-cell" style:data-style-name="N0">
      <style:table-cell-properties style:vertical-align="middle" fo:background-color="transparent"/>
      <style:text-properties fo:color="#25231F" style:font-name="Century Gothic" style:font-name-asian="Century Gothic" style:font-name-complex="Century Gothic" fo:font-size="11pt" style:font-size-asian="11pt" style:font-size-complex="11pt"/>
    </style:style>
    <style:style style:name="Note" style:family="table-cell" style:data-style-name="N0">
      <style:table-cell-properties fo:border="thin solid #B2B2B2" fo:background-color="#FFFFCC"/>
    </style:style>
    <style:style style:name="Numbers" style:family="table-cell" style:data-style-name="N3">
      <style:table-cell-properties style:vertical-align="middle" style:repeat-content="false"/>
      <style:paragraph-properties fo:text-align="end" fo:margin-right="1.059cm"/>
      <style:text-properties fo:color="#171615"/>
    </style:style>
    <style:style style:name="Output" style:family="table-cell" style:data-style-name="N0">
      <style:table-cell-properties style:vertical-align="middle" fo:background-color="#E4E3E2" style:repeat-content="false"/>
      <style:paragraph-properties fo:text-align="end" fo:margin-right="0.706cm"/>
    </style:style>
    <style:style style:name="Text" style:family="table-cell" style:data-style-name="N0">
      <style:table-cell-properties style:vertical-align="middle" fo:wrap-option="wrap" style:repeat-content="false"/>
      <style:paragraph-properties fo:text-align="start" fo:margin-left="0.353cm"/>
      <style:text-properties fo:color="#171615"/>
    </style:style>
    <style:style style:name="Title" style:family="table-cell" style:data-style-name="N0">
      <style:text-properties fo:color="#4C483D" fo:font-size="24pt" style:font-size-asian="24pt" style:font-size-complex="24pt"/>
    </style:style>
    <style:style style:name="cf1" style:family="table-cell">
      <style:text-properties fo:color="#AC0000" fo:font-weight="bold" style:font-weight-asian="bold" style:font-weight-complex="bold"/>
    </style:style>
  </office:styles>
  <office:automatic-styles>
    <style:page-layout style:name="pm1">
      <style:page-layout-properties fo:margin-top="0.3in" fo:margin-bottom="0.3in" fo:margin-left="0.25in" fo:margin-right="0.25in" style:print-orientation="landscape" style:print-page-order="ttb" style:first-page-number="continue" style:scale-to-X="1" style:table-centering="horizontal" style:print="objects charts drawings"/>
      <style:header-style>
        <style:header-footer-properties fo:min-height="0.2in" fo:margin-left="0.25in" fo:margin-right="0.25in" fo:margin-bottom="0in"/>
      </style:header-style>
      <style:footer-style>
        <style:header-footer-properties fo:min-height="0.2in" fo:margin-left="0.25in" fo:margin-right="0.25in" fo:margin-top="0in"/>
      </style:footer-style>
    </style:page-layout>
    <style:page-layout style:name="pm2">
      <style:page-layout-properties fo:margin-top="0.3in" fo:margin-bottom="0.3in" fo:margin-left="0.7in" fo:margin-right="0.7in" style:print-orientation="portrait" style:print-page-order="ttb" style:first-page-number="continue" style:scale-to-X="1"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header-first/>
      <style:footer>
        <text:p>Page <text:page-number>1</text:page-number><text:s/>of<text:s/><text:page-count>99</text:page-count></text:p>
      </style:footer>
      <style:footer-left style:display="false"/>
      <style:footer-first/>
    </style:master-page>
    <style:master-page style:name="mp2" style:page-layout-name="pm2">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 Excel Online</meta:generator>
    <dc:title/>
    <dc:description/>
    <dc:subject/>
    <meta:initial-creator/>
    <dc:creator/>
    <meta:creation-date>2022-11-27T01:05:42Z</meta:creation-date>
    <dc:date>2022-11-27T01:10:07Z</dc:date>
    <meta:template xlink:href="TM02930041" xlink:type="simple"/>
    <meta:user-defined meta:name="ContentTypeId">0x01010079F111ED35F8CC479449609E8A0923A6</meta:user-defined>
  </office:meta>
</office:document-meta>
</file>